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3">
      <style:text-properties fo:font-weight="bold" style:font-weight-asian="bold" style:font-weight-complex="bold"/>
    </style:style>
    <style:style style:name="P3" style:family="paragraph" style:parent-style-name="Standard" style:list-style-name="L3">
      <style:text-properties fo:font-weight="bold" officeooo:paragraph-rsid="002423d7" style:font-weight-asian="bold" style:font-weight-complex="bold"/>
    </style:style>
    <style:style style:name="P4" style:family="paragraph" style:parent-style-name="Standard" style:list-style-name="L3">
      <style:text-properties fo:font-weight="bold" officeooo:paragraph-rsid="00279e82" style:font-weight-asian="bold" style:font-weight-complex="bold"/>
    </style:style>
    <style:style style:name="P5" style:family="paragraph" style:parent-style-name="Standard">
      <style:text-properties fo:font-weight="bold" officeooo:rsid="001e5a58" officeooo:paragraph-rsid="001e5a58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c9211e" fo:font-weight="bold" style:font-weight-asian="bold" style:font-weight-complex="bold"/>
    </style:style>
    <style:style style:name="P7" style:family="paragraph" style:parent-style-name="Standard">
      <style:text-properties officeooo:rsid="0019b202" officeooo:paragraph-rsid="0019b202"/>
    </style:style>
    <style:style style:name="P8" style:family="paragraph" style:parent-style-name="Standard">
      <style:text-properties fo:color="#ff0000" officeooo:rsid="0019b202" officeooo:paragraph-rsid="0019b202"/>
    </style:style>
    <style:style style:name="P9" style:family="paragraph" style:parent-style-name="Standard">
      <style:text-properties fo:color="#ff4000" officeooo:rsid="0019b202" officeooo:paragraph-rsid="0019b202"/>
    </style:style>
    <style:style style:name="P10" style:family="paragraph" style:parent-style-name="Standard">
      <style:text-properties fo:font-weight="normal" style:font-weight-asian="normal" style:font-weight-complex="normal"/>
    </style:style>
    <style:style style:name="P11" style:family="paragraph" style:parent-style-name="Standard">
      <style:text-properties fo:font-weight="normal" officeooo:paragraph-rsid="0020a756" style:font-weight-asian="normal" style:font-weight-complex="normal"/>
    </style:style>
    <style:style style:name="P12" style:family="paragraph" style:parent-style-name="Standard">
      <style:text-properties fo:font-weight="normal" officeooo:paragraph-rsid="00225ef0" style:font-weight-asian="normal" style:font-weight-complex="normal"/>
    </style:style>
    <style:style style:name="P13" style:family="paragraph" style:parent-style-name="Standard">
      <style:text-properties officeooo:paragraph-rsid="0025f16b"/>
    </style:style>
    <style:style style:name="T1" style:family="text">
      <style:text-properties officeooo:rsid="00181818"/>
    </style:style>
    <style:style style:name="T2" style:family="text">
      <style:text-properties fo:font-weight="bold" fo:background-color="transparent" loext:char-shading-value="0" style:font-weight-asian="bold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color="#2a6099" fo:font-weight="bold" fo:background-color="transparent" loext:char-shading-value="0" style:font-weight-asian="bold" style:font-weight-complex="bold"/>
    </style:style>
    <style:style style:name="T5" style:family="text">
      <style:text-properties fo:color="#2a6099" officeooo:rsid="0022825e"/>
    </style:style>
    <style:style style:name="T6" style:family="text">
      <style:text-properties fo:color="#2a6099" officeooo:rsid="002423d7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0a756" style:font-weight-asian="normal" style:font-weight-complex="normal"/>
    </style:style>
    <style:style style:name="T9" style:family="text">
      <style:text-properties fo:font-weight="normal" officeooo:rsid="00225ef0" style:font-weight-asian="normal" style:font-weight-complex="normal"/>
    </style:style>
    <style:style style:name="T10" style:family="text">
      <style:text-properties fo:font-weight="normal" officeooo:rsid="0025f16b" style:font-weight-asian="normal" style:font-weight-complex="normal"/>
    </style:style>
    <style:style style:name="T11" style:family="text">
      <style:text-properties fo:color="#000000" fo:font-weight="normal" fo:background-color="transparent" loext:char-shading-value="0" style:font-weight-asian="normal" style:font-weight-complex="normal"/>
    </style:style>
    <style:style style:name="T12" style:family="text">
      <style:text-properties officeooo:rsid="0020a756"/>
    </style:style>
    <style:style style:name="T13" style:family="text">
      <style:text-properties officeooo:rsid="00225ef0"/>
    </style:style>
    <style:style style:name="T14" style:family="text">
      <style:text-properties officeooo:rsid="0022825e"/>
    </style:style>
    <style:style style:name="T15" style:family="text">
      <style:text-properties officeooo:rsid="002423d7"/>
    </style:style>
    <style:style style:name="T16" style:family="text">
      <style:text-properties officeooo:rsid="0025f16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1.352cm" fo:text-indent="-0.635cm" fo:margin-left="11.35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1.987cm" fo:text-indent="-0.635cm" fo:margin-left="11.987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5.002cm" fo:text-indent="-0.635cm" fo:margin-left="5.0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637cm" fo:text-indent="-0.635cm" fo:margin-left="5.6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272cm" fo:text-indent="-0.635cm" fo:margin-left="6.2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907cm" fo:text-indent="-0.635cm" fo:margin-left="6.9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542cm" fo:text-indent="-0.635cm" fo:margin-left="7.5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8.177cm" fo:text-indent="-0.635cm" fo:margin-left="8.1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812cm" fo:text-indent="-0.635cm" fo:margin-left="8.8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447cm" fo:text-indent="-0.635cm" fo:margin-left="9.4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0.082cm" fo:text-indent="-0.635cm" fo:margin-left="10.0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717cm" fo:text-indent="-0.635cm" fo:margin-left="10.717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10_ERC20_Tokens</text:p>
      <text:p text:style-name="Standard"/>
      <text:p text:style-name="P7"/>
      <text:p text:style-name="P7"><text:span text:style-name="T3">react</text:span> can provide us with <text:span text:style-name="T4">React</text:span></text:p>
      <text:p text:style-name="P8"><text:span text:style-name="T2">@drizzle/store </text:span><text:span text:style-name="T11">can provide us with </text:span><text:span text:style-name="T4">Drizzle</text:span></text:p>
      <text:p text:style-name="P9"><text:span text:style-name="T2">@drizzle/react-plugin </text:span><text:span text:style-name="T11">can provide us with </text:span><text:span text:style-name="T4">drizzleReactHooks</text:span></text:p>
      <text:p text:style-name="P8"><text:span text:style-name="T4"/></text:p>
      <text:p text:style-name="Standard">App.js <text:span text:style-name="T1">imports four files: </text:span></text:p>
      <text:p text:style-name="Standard"/>
      <text:list xml:id="list1640925778" text:style-name="L3">
        <text:list-item>
          <text:p text:style-name="P2">DrizzleOptions <text:span text:style-name="T5">(Change Contract Name and Location)</text:span></text:p>
        </text:list-item>
      </text:list>
      <text:p text:style-name="P1"/>
      <text:p text:style-name="P5"><text:span text:style-name="T7">Import the contract and assign it to options and then export. </text:span></text:p>
      <text:p text:style-name="P1"/>
      <text:list xml:id="list135859509321219" text:continue-numbering="true" text:style-name="L3">
        <text:list-item>
          <text:p text:style-name="P2">LoadingContainer <text:span text:style-name="T5">(Standard Code)</text:span></text:p>
        </text:list-item>
      </text:list>
      <text:p text:style-name="P10"/>
      <text:p text:style-name="P11"><text:span text:style-name="T12">Responsible for displaying a loading message if Rinkeby Network is not detected.</text:span></text:p>
      <text:p text:style-name="P10"/>
      <text:list xml:id="list135859972657835" text:continue-numbering="true" text:style-name="L3">
        <text:list-item>
          <text:p text:style-name="P3">TokenMetadata <text:span text:style-name="T5">(</text:span><text:span text:style-name="T6">Edit Metadata)</text:span></text:p>
        </text:list-item>
      </text:list>
      <text:p text:style-name="P1"/>
      <text:p text:style-name="P12"><text:span text:style-name="T12">Responsible for display</text:span><text:span text:style-name="T13">ing the basics; Name, Symbol, Decimals. </text:span></text:p>
      <text:p text:style-name="P1"/>
      <text:list xml:id="list135859184611473" text:continue-numbering="true" text:style-name="L3">
        <text:list-item>
          <text:p text:style-name="P4">TokenWallet <text:span text:style-name="T5">(</text:span><text:span text:style-name="T6">Edit Metadata)</text:span></text:p>
        </text:list-item>
      </text:list>
      <text:p text:style-name="P1"/>
      <text:p text:style-name="P13"><text:span text:style-name="T8">Responsible for display</text:span><text:span text:style-name="T9">ing the </text:span><text:span text:style-name="T10">balance, and for the functions; Transfer, Transfer From, and Approve.</text:span></text:p>
      <text:p text:style-name="P1"/>
      <text:p text:style-name="P1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6T12:32:03.758047257</meta:creation-date>
    <meta:generator>LibreOffice/6.4.4.2$Linux_X86_64 LibreOffice_project/40$Build-2</meta:generator>
    <dc:date>2020-07-16T13:58:58.396881723</dc:date>
    <meta:editing-duration>PT1H6M19S</meta:editing-duration>
    <meta:editing-cycles>10</meta:editing-cycles>
    <meta:document-statistic meta:table-count="0" meta:image-count="0" meta:object-count="0" meta:page-count="1" meta:paragraph-count="13" meta:word-count="87" meta:character-count="621" meta:non-whitespace-character-count="548"/>
  </office:meta>
</office:document-meta>
</file>